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1.35mm"/>
    </style:style>
    <style:style style:name="co2" style:family="table-column">
      <style:table-column-properties fo:break-before="auto" style:column-width="37.13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5.95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38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isiken" table:style-name="ta1">
        <table:shapes>
          <draw:frame draw:z-index="0" draw:style-name="gr1" draw:text-style-name="P1" svg:width="353.24mm" svg:height="198.69mm" svg:x="141mm" svg:y="8.03mm">
            <loext:p draw:notify-on-update-of-ranges="Risiken.A1:Risiken.A1 Risiken.A2:Risiken.A16 Risiken.B1:Risiken.B1 Risiken.B2:Risiken.B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ezeichnung</text:p>
          </table:table-cell>
          <table:table-cell table:style-name="ce3" office:value-type="string" calcext:value-type="string">
            <text:p>Risiko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1. Unbefugter Druckerzugrif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Unbefugter Kamerazugriff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Unbefugter Routerzugrif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MAC-Aussperru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 Netzwerk-Lahmlegu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. Router-Zerstöru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. Unbefugter Datenzugriff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. Windows-Zerstörun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. PC-“Verwurmung”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. Ransomwa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. Identitätsdiebstahl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. Datenverlus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 Datendiebstah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 Pädophile Übergriff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. Ungewollte Foto-Veröffentlichun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Risiken 1. Massnahmenpaket" table:style-name="ta1">
        <table:shapes>
          <draw:frame draw:z-index="0" draw:style-name="gr1" draw:text-style-name="P1" svg:width="342.53mm" svg:height="192.66mm" svg:x="160.91mm" svg:y="39.64mm">
            <loext:p draw:notify-on-update-of-ranges="'Risiken 1. Massnahmenpaket'.A1:'Risiken 1. Massnahmenpaket'.A1 'Risiken 1. Massnahmenpaket'.A2:'Risiken 1. Massnahmenpaket'.A16 'Risiken 1. Massnahmenpaket'.B1:'Risiken 1. Massnahmenpaket'.B1 'Risiken 1. Massnahmenpaket'.B2:'Risiken 1. Massnahmenpaket'.B16 'Risiken 1. Massnahmenpaket'.C1:'Risiken 1. Massnahmenpaket'.C1 'Risiken 1. Massnahmenpaket'.C2:'Risiken 1. Massnahmenpaket'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ce2"/>
        <table:table-column table:style-name="co8" table:default-cell-style-name="ce4"/>
        <table:table-column table:style-name="co9" table:default-cell-style-name="ce4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Bezeichnung</text:p>
          </table:table-cell>
          <table:table-cell table:style-name="ce3" office:value-type="string" calcext:value-type="string">
            <text:p>Risiko vorher</text:p>
          </table:table-cell>
          <table:table-cell table:style-name="ce3" office:value-type="string" calcext:value-type="string">
            <text:p>Risiko nach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Unbefugter Druckerzugrif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Unbefugter Kamerazugrif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Unbefugter Routerzugrif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MAC-Aussperr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Netzwerk-Lahmleg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. Router-Zerstör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. Unbefugter Datenzugrif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. Windows-Zerstörun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. PC-“Verwurmung”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. Ransomwar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. Identitätsdiebstah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. Datenverlu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. Datendiebstahl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. Pädophile Übergriff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 Ungewollte Foto-Veröffentlichu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.00.0000</text:date>, <text:time style:data-style-name="N2" text:time-value="21:02:55.102398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3:58:09.234057933</meta:creation-date>
    <dc:date>2017-03-15T21:12:20.710499497</dc:date>
    <meta:editing-duration>PT55M59S</meta:editing-duration>
    <meta:editing-cycles>16</meta:editing-cycles>
    <meta:generator>LibreOffice/5.3.0.3$Linux_X86_64 LibreOffice_project/30m0$Build-3</meta:generator>
    <meta:document-statistic meta:table-count="2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325cm" svg:height="19.87cm" xlink:href=".." xlink:type="simple" chart:class="chart:radar" chart:style-name="ch1">
        <chart:legend chart:legend-position="end" svg:x="33.028cm" svg:y="9.662cm" style:legend-expansion="high" chart:style-name="ch2"/>
        <chart:plot-area chart:style-name="ch3" table:cell-range-address="Risiken.A1:Risiken.B16" chart:data-source-has-labels="both" svg:x="0.706cm" svg:y="0.397cm" svg:width="31.616cm" svg:height="19.076cm">
          <chartooo:coordinate-region svg:x="9.125cm" svg:y="2.013cm" svg:width="16.048cm" svg:height="16.048cm"/>
          <chart:axis chart:dimension="x" chart:name="primary-x" chart:style-name="ch4" chartooo:axis-type="auto">
            <chartooo:date-scale/>
            <chart:categories table:cell-range-address="Risiken.A2:Risiken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isiken.B2:Risiken.B16" chart:label-cell-address="Risiken.B1:Risiken.B1" chart:class="chart:rada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siko</text:p>
                <draw:g>
                  <svg:desc>Risiken.B1:Risike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Unbefugter Druckerzugriff</text:p>
                <draw:g>
                  <svg:desc>Risiken.A2:Risiken.A16</svg:desc>
                </draw:g>
              </table:table-cell>
              <table:table-cell office:value-type="float" office:value="1">
                <text:p>1</text:p>
                <draw:g>
                  <svg:desc>Risiken.B2:Risiken.B16</svg:desc>
                </draw:g>
              </table:table-cell>
            </table:table-row>
            <table:table-row>
              <table:table-cell office:value-type="string">
                <text:p>2. Unbefugter Kamerazugriff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. Unbefugter Routerzugriff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. MAC-Aussperru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 Netzwerk-Lahmlegu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. Router-Zerstörung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. Unbefugter Datenzugriff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. Windows-Zerstörung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. PC-“Verwurmung”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. Ransomwar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. Identitätsdiebstahl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. Datenverlust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. Datendiebstahl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. Pädophile Übergriff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. Ungewollte Foto-Veröffentlichung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254cm" svg:height="19.267cm" xlink:href=".." xlink:type="simple" chart:class="chart:radar" chart:style-name="ch1">
        <chart:legend chart:legend-position="end" svg:x="30.635cm" svg:y="9.138cm" style:legend-expansion="high" chart:style-name="ch2"/>
        <chart:plot-area chart:style-name="ch3" table:cell-range-address="'Risiken 1. Massnahmenpaket'.A1:'Risiken 1. Massnahmenpaket'.C16" chart:data-source-has-labels="both" svg:x="0.685cm" svg:y="0.385cm" svg:width="29.265cm" svg:height="18.497cm">
          <chartooo:coordinate-region svg:x="8.183cm" svg:y="1.963cm" svg:width="15.538cm" svg:height="15.538cm"/>
          <chart:axis chart:dimension="x" chart:name="primary-x" chart:style-name="ch4" chartooo:axis-type="auto">
            <chartooo:date-scale/>
            <chart:categories table:cell-range-address="'Risiken 1. Massnahmenpaket'.A2:'Risiken 1. Massnahmenpaket'.A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isiken 1. Massnahmenpaket'.B2:'Risiken 1. Massnahmenpaket'.B16" chart:label-cell-address="'Risiken 1. Massnahmenpaket'.B1:'Risiken 1. Massnahmenpaket'.B1" chart:class="chart:radar">
            <chart:data-point chart:repeated="15"/>
          </chart:series>
          <chart:series chart:style-name="ch7" chart:values-cell-range-address="'Risiken 1. Massnahmenpaket'.C2:'Risiken 1. Massnahmenpaket'.C16" chart:label-cell-address="'Risiken 1. Massnahmenpaket'.C1:'Risiken 1. Massnahmenpaket'.C1" chart:class="chart:radar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siko vorher</text:p>
                <draw:g>
                  <svg:desc>'Risiken 1. Massnahmenpaket'.B1:'Risiken 1. Massnahmenpaket'.B1</svg:desc>
                </draw:g>
              </table:table-cell>
              <table:table-cell office:value-type="string">
                <text:p>Risiko nachher</text:p>
                <draw:g>
                  <svg:desc>'Risiken 1. Massnahmenpaket'.C1:'Risiken 1. Massnahmenpake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 Unbefugter Druckerzugriff</text:p>
                <draw:g>
                  <svg:desc>'Risiken 1. Massnahmenpaket'.A2:'Risiken 1. Massnahmenpaket'.A16</svg:desc>
                </draw:g>
              </table:table-cell>
              <table:table-cell office:value-type="float" office:value="1">
                <text:p>1</text:p>
                <draw:g>
                  <svg:desc>'Risiken 1. Massnahmenpaket'.B2:'Risiken 1. Massnahmenpaket'.B16</svg:desc>
                </draw:g>
              </table:table-cell>
              <table:table-cell office:value-type="float" office:value="0">
                <text:p>0</text:p>
                <draw:g>
                  <svg:desc>'Risiken 1. Massnahmenpaket'.C2:'Risiken 1. Massnahmenpaket'.C16</svg:desc>
                </draw:g>
              </table:table-cell>
            </table:table-row>
            <table:table-row>
              <table:table-cell office:value-type="string">
                <text:p>2. Unbefugter Kamerazugriff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 Unbefugter Routerzugriff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 MAC-Aussperrung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. Netzwerk-Lahmlegung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. Router-Zerstörung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. Unbefugter Datenzugriff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. Windows-Zerstörung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. PC-“Verwurmung”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. Ransomware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. Identitätsdiebstahl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. Datenverlust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. Datendiebstahl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. Pädophile Übergriffe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. Ungewollte Foto-Veröffentlichung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